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55dd" officeooo:paragraph-rsid="000c55dd"/>
    </style:style>
    <style:style style:name="P2" style:family="paragraph" style:parent-style-name="Standard">
      <style:text-properties fo:language="el" fo:country="GR" fo:font-weight="bold" officeooo:rsid="000c55dd" officeooo:paragraph-rsid="000c55dd" style:font-weight-asian="bold" style:font-weight-complex="bold"/>
    </style:style>
    <style:style style:name="P3" style:family="paragraph" style:parent-style-name="Standard">
      <style:text-properties fo:language="el" fo:country="GR" fo:font-weight="normal" officeooo:rsid="000c55dd" officeooo:paragraph-rsid="000c55dd" style:font-weight-asian="normal" style:font-weight-complex="normal"/>
    </style:style>
    <style:style style:name="P4" style:family="paragraph" style:parent-style-name="Standard">
      <style:text-properties fo:language="el" fo:country="GR" fo:font-weight="normal" officeooo:rsid="000d9df2" officeooo:paragraph-rsid="000d9df2" style:font-weight-asian="normal" style:font-weight-complex="normal"/>
    </style:style>
    <style:style style:name="P5" style:family="paragraph" style:parent-style-name="Standard">
      <style:text-properties fo:language="el" fo:country="GR" fo:font-weight="normal" officeooo:rsid="00100b40" officeooo:paragraph-rsid="00100b40" style:font-weight-asian="normal" style:font-weight-complex="normal"/>
    </style:style>
    <style:style style:name="P6" style:family="paragraph" style:parent-style-name="Standard">
      <style:text-properties fo:language="el" fo:country="GR" fo:font-weight="normal" officeooo:rsid="00100b40" officeooo:paragraph-rsid="00121894" style:font-weight-asian="normal" style:font-weight-complex="normal"/>
    </style:style>
    <style:style style:name="P7" style:family="paragraph" style:parent-style-name="Standard">
      <style:text-properties fo:language="el" fo:country="GR" fo:font-weight="normal" officeooo:rsid="001193d9" officeooo:paragraph-rsid="001193d9" style:font-weight-asian="normal" style:font-weight-complex="normal"/>
    </style:style>
    <style:style style:name="P8" style:family="paragraph" style:parent-style-name="Standard">
      <style:text-properties fo:language="el" fo:country="GR" fo:font-weight="normal" officeooo:rsid="001193d9" officeooo:paragraph-rsid="00121894" style:font-weight-asian="normal" style:font-weight-complex="normal"/>
    </style:style>
    <style:style style:name="P9" style:family="paragraph" style:parent-style-name="Standard">
      <style:text-properties fo:language="el" fo:country="GR" fo:font-weight="normal" officeooo:rsid="001328aa" officeooo:paragraph-rsid="001328aa" style:font-weight-asian="normal" style:font-weight-complex="normal"/>
    </style:style>
    <style:style style:name="P10" style:family="paragraph" style:parent-style-name="Standard">
      <style:text-properties fo:language="el" fo:country="GR" fo:font-weight="normal" officeooo:rsid="00150cab" officeooo:paragraph-rsid="00150cab" style:font-weight-asian="normal" style:font-weight-complex="normal"/>
    </style:style>
    <style:style style:name="P11" style:family="paragraph" style:parent-style-name="Standard">
      <style:text-properties fo:language="el" fo:country="GR" fo:font-weight="normal" officeooo:rsid="00170915" officeooo:paragraph-rsid="00170915" style:font-weight-asian="normal" style:font-weight-complex="normal"/>
    </style:style>
    <style:style style:name="P12" style:family="paragraph" style:parent-style-name="Standard">
      <style:text-properties fo:language="el" fo:country="GR" fo:font-weight="normal" officeooo:rsid="0018a4b5" officeooo:paragraph-rsid="0018a4b5" style:font-weight-asian="normal" style:font-weight-complex="normal"/>
    </style:style>
    <style:style style:name="P13" style:family="paragraph" style:parent-style-name="Standard">
      <style:text-properties fo:language="el" fo:country="GR" fo:font-weight="normal" officeooo:rsid="001a010b" officeooo:paragraph-rsid="001a010b" style:font-weight-asian="normal" style:font-weight-complex="normal"/>
    </style:style>
    <style:style style:name="P14" style:family="paragraph" style:parent-style-name="Standard">
      <style:text-properties fo:language="el" fo:country="GR" officeooo:rsid="001193d9" officeooo:paragraph-rsid="001193d9"/>
    </style:style>
    <style:style style:name="P15" style:family="paragraph" style:parent-style-name="Standard">
      <style:text-properties fo:language="el" fo:country="GR" officeooo:rsid="001193d9" officeooo:paragraph-rsid="00121894"/>
    </style:style>
    <style:style style:name="P16" style:family="paragraph" style:parent-style-name="Standard">
      <style:text-properties fo:language="el" fo:country="GR" officeooo:rsid="00121894" officeooo:paragraph-rsid="00121894"/>
    </style:style>
    <style:style style:name="P17" style:family="paragraph" style:parent-style-name="Standard">
      <style:text-properties fo:language="en" fo:country="US" fo:font-weight="normal" officeooo:rsid="000d9df2" officeooo:paragraph-rsid="000d9df2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0fbf6c" officeooo:paragraph-rsid="000fbf6c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100b40" officeooo:paragraph-rsid="00100b40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100b40" officeooo:paragraph-rsid="00121894" style:font-weight-asian="normal" style:font-weight-complex="normal"/>
    </style:style>
    <style:style style:name="P21" style:family="paragraph" style:parent-style-name="Standard">
      <style:text-properties officeooo:paragraph-rsid="00100b40"/>
    </style:style>
    <style:style style:name="P22" style:family="paragraph" style:parent-style-name="Standard">
      <style:text-properties officeooo:paragraph-rsid="00121894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e4bae"/>
    </style:style>
    <style:style style:name="T3" style:family="text">
      <style:text-properties fo:language="el" fo:country="GR" fo:font-weight="normal" officeooo:rsid="00100b40" style:font-weight-asian="normal" style:font-weight-complex="normal"/>
    </style:style>
    <style:style style:name="T4" style:family="text">
      <style:text-properties fo:language="el" fo:country="GR" fo:font-weight="normal" officeooo:rsid="00121894" style:font-weight-asian="normal" style:font-weight-complex="normal"/>
    </style:style>
    <style:style style:name="T5" style:family="text">
      <style:text-properties fo:language="el" fo:country="GR" officeooo:rsid="001193d9"/>
    </style:style>
    <style:style style:name="T6" style:family="text">
      <style:text-properties fo:language="el" fo:country="GR" officeooo:rsid="00121894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normal" officeooo:rsid="00100b40" style:font-weight-asian="normal" style:font-weight-complex="normal"/>
    </style:style>
    <style:style style:name="T10" style:family="text">
      <style:text-properties officeooo:rsid="000ff91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00b40" style:font-weight-asian="normal" style:font-weight-complex="normal"/>
    </style:style>
    <style:style style:name="T13" style:family="text">
      <style:text-properties fo:font-weight="normal" officeooo:rsid="00121894" style:font-weight-asian="normal" style:font-weight-complex="normal"/>
    </style:style>
    <style:style style:name="T14" style:family="text">
      <style:text-properties fo:font-weight="normal" officeooo:rsid="0014290b" style:font-weight-asian="normal" style:font-weight-complex="normal"/>
    </style:style>
    <style:style style:name="T15" style:family="text">
      <style:text-properties officeooo:rsid="001218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ling, power and energy</text:p>
      <text:p text:style-name="P1"/>
      <text:p text:style-name="P2">Απόδοση Υπολογιστών</text:p>
      <text:p text:style-name="P2"/>
      <text:p text:style-name="P3">Σελίδα 16,17</text:p>
      <text:p text:style-name="P3"/>
      <text:p text:style-name="P4">18</text:p>
      <text:p text:style-name="P4">Κύκλοι(Α) : 8 εκ</text:p>
      <text:p text:style-name="P17">CPI: <text:span text:style-name="T1">Κύκλοι / Εντολή = 8εκ/4</text:span><text:span text:style-name="T2">εκ</text:span><text:span text:style-name="T1"> = 2</text:span></text:p>
      <text:p text:style-name="P17"><text:span text:style-name="T1"/></text:p>
      <text:p text:style-name="P18"><text:span text:style-name="T5">Χρόνος Εκτέλεσης = </text:span>8<text:span text:style-name="T1">εκ/2</text:span>GHz = 0.0<text:span text:style-name="T10">04</text:span></text:p>
      <text:p text:style-name="P18"/>
      <text:p text:style-name="P5">Παρόμοια το β</text:p>
      <text:p text:style-name="P5"/>
      <text:p text:style-name="P5"/>
      <text:p text:style-name="P5">19</text:p>
      <text:p text:style-name="P5"/>
      <text:p text:style-name="P19">CPI=3,2</text:p>
      <text:p text:style-name="P5">Εντολές = 1.500.000</text:p>
      <text:p text:style-name="P7">Ρολόι = 1.33 <text:span text:style-name="T7">GHz</text:span></text:p>
      <text:p text:style-name="P21"><text:span text:style-name="T3">Κύκλους ρολογιού = </text:span><text:span text:style-name="T9">CPI * </text:span><text:span text:style-name="T3">Εντολη = 4.8εκ</text:span></text:p>
      <text:p text:style-name="P21"><text:span text:style-name="T3"/></text:p>
      <text:p text:style-name="P14"><text:span text:style-name="T11">Χρόνος Εκτέλεσης</text:span><text:span text:style-name="T14">(Α)</text:span><text:span text:style-name="T11">= <text:s/></text:span><text:span text:style-name="T12">4.</text:span><text:span text:style-name="T11">8εκ / 1.33</text:span><text:span text:style-name="T8">GHz = </text:span><text:span text:style-name="T11">0.0036</text:span></text:p>
      <text:p text:style-name="P14"><text:span text:style-name="T11"/></text:p>
      <text:p text:style-name="P16"><text:span text:style-name="T11">Το ίδιο και για το Β</text:span></text:p>
      <text:p text:style-name="P20">CPI=<text:span text:style-name="T6">5</text:span></text:p>
      <text:p text:style-name="P6">Εντολές = <text:span text:style-name="T15">8</text:span>00.000</text:p>
      <text:p text:style-name="P8">Ρολόι = 1 <text:span text:style-name="T7">GHz</text:span></text:p>
      <text:p text:style-name="P22"><text:span text:style-name="T3">Κύκλους ρολογιού = </text:span><text:span text:style-name="T9">CPI * </text:span><text:span text:style-name="T3">Εντολη = </text:span><text:span text:style-name="T4">5</text:span><text:span text:style-name="T3"> * </text:span><text:span text:style-name="T4">800000 = 4 εκ</text:span></text:p>
      <text:p text:style-name="P22"><text:span text:style-name="T3"/></text:p>
      <text:p text:style-name="P15"><text:span text:style-name="T11">Χρόνος Εκτέλεσης</text:span><text:span text:style-name="T14">(Β)</text:span><text:span text:style-name="T11"> = <text:s/></text:span><text:span text:style-name="T13">4ε</text:span><text:span text:style-name="T11">κ / 1</text:span><text:span text:style-name="T8">GHz = </text:span><text:span text:style-name="T11">0.00</text:span><text:span text:style-name="T13">4</text:span></text:p>
      <text:p text:style-name="P15"><text:span text:style-name="T13"/></text:p>
      <text:p text:style-name="P9">Ποσοστό</text:p>
      <text:p text:style-name="P10">0,0036*100/0,004 = 90</text:p>
      <text:p text:style-name="P10">Άρα είναι 10% καλύτερο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Επισκόπηση Ιεραρχίας</text:p>
      <text:p text:style-name="P11">49,51 </text:p>
      <text:p text:style-name="P11">2^8 = 256</text:p>
      <text:p text:style-name="P11"/>
      <text:p text:style-name="P11"/>
      <text:p text:style-name="P11">Βελτιστοποίηση απόδοσης <text:span text:style-name="T7">cache</text:span></text:p>
      <text:p text:style-name="P11"><text:span text:style-name="T7">Sos Amat,</text:span>Ειδη αστοχιων</text:p>
      <text:p text:style-name="P11"/>
      <text:p text:style-name="P12">Διοχέτευση </text:p>
      <text:p text:style-name="P12"/>
      <text:p text:style-name="P12">30</text:p>
      <text:p text:style-name="P12"/>
      <text:p text:style-name="P13">Ασκησεις διοχετευσης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1T11:15:52.077000000</meta:creation-date>
    <meta:generator>LibreOffice/6.3.4.2$Windows_x86 LibreOffice_project/60da17e045e08f1793c57c00ba83cdfce946d0aa</meta:generator>
    <dc:date>2020-02-01T12:44:10.203000000</dc:date>
    <meta:editing-duration>PT53M</meta:editing-duration>
    <meta:editing-cycles>13</meta:editing-cycles>
    <meta:document-statistic meta:table-count="0" meta:image-count="0" meta:object-count="0" meta:page-count="2" meta:paragraph-count="31" meta:word-count="113" meta:character-count="602" meta:non-whitespace-character-count="516"/>
  </office:meta>
</office:document-meta>
</file>